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Gestionale Cinema</text:span></text:p>
      <text:p text:style-name="Standard">Prestigiacomo Giorgio</text:p>
      <text:p text:style-name="Standard">Ippolito Francesco</text:p>
      <text:p text:style-name="Standard"/>
      <text:p text:style-name="Standard">Il sistema in oggetto è indirizzato al supporto gestionale di un cinema. Questo ha come scopo quello di agevolare gli utenti nella scelta e nella prenotazione di proiezioni dei film al cinema.</text:p>
      <text:p text:style-name="Standard">Tale sistema potrà essere utilizzato dagli utenti, dagli amministratori e dai dipendenti.</text:p>
      <text:p text:style-name="Standard"/>
      <text:p text:style-name="Standard">- requisiti funzionali</text:p>
      <text:p text:style-name="Standard"/>
      <text:p text:style-name="Standard">L'utente potrà effettuare le seguenti operazioni:</text:p>
      <text:p text:style-name="Standard"><text:tab/>la registrazione e il login</text:p>
      <text:p text:style-name="Standard"><text:tab/>la prenotazione della proiezione del film:</text:p>
      <text:p text:style-name="Standard"><text:tab/><text:tab/>scegliere posti</text:p>
      <text:p text:style-name="Standard"><text:tab/><text:tab/>scegliere metodo di pagamento:</text:p>
      <text:p text:style-name="Standard"><text:tab/><text:tab/><text:tab/>pagare tramite carta di credito registrata</text:p>
      <text:p text:style-name="Standard"><text:tab/><text:tab/><text:tab/>pagare in contanti</text:p>
      <text:p text:style-name="Standard"><text:tab/>inserire o modificare carta di credito personale</text:p>
      <text:p text:style-name="Standard"><text:tab/>visualizzare o modificare le prenotazioni effettuate</text:p>
      <text:p text:style-name="Standard"><text:tab/>visualizzare la capienza delle sale</text:p>
      <text:p text:style-name="Standard"><text:tab/>visualizzare il catalogo delle proiezioni (attuali e future)</text:p>
      <text:p text:style-name="Standard"><text:tab/>gestire il proprio account:</text:p>
      <text:p text:style-name="Standard"><text:tab/><text:tab/>eliminare l'account</text:p>
      <text:p text:style-name="Standard"><text:tab/><text:tab/>modificare le credenziali</text:p>
      <text:p text:style-name="Standard"/>
      <text:p text:style-name="Standard">L'amministratore potrà effettuare le seguenti operazioni:</text:p>
      <text:p text:style-name="Standard"><text:tab/>login</text:p>
      <text:p text:style-name="Standard"><text:tab/>gestire il proprio account</text:p>
      <text:p text:style-name="Standard"><text:tab/>visualizzare e modificare i dei cataloghi film</text:p>
      <text:p text:style-name="Standard"><text:tab/>visualizzare il numero dei biglietti venduti per singola proiezione o film</text:p>
      <text:p text:style-name="Standard"><text:tab/>registrare o cancellare i dipendenti</text:p>
      <text:p text:style-name="Standard"><text:tab/><text:tab/></text:p>
      <text:p text:style-name="Standard">Il dipendente potrà effettuare le seguenti operazioni:</text:p>
      <text:p text:style-name="Standard"><text:tab/>login</text:p>
      <text:p text:style-name="Standard"><text:tab/>visualizzare i prezzi dei biglietti delle proiezioni</text:p>
      <text:p text:style-name="Standard"><text:tab/>visualizzare i posti disponibili</text:p>
      <text:p text:style-name="Standard"><text:tab/>visualizzare l'elenco dei prenotati tramite piattaforma</text:p>
      <text:p text:style-name="Standard"><text:tab/>gestire la vendita di biglietti ad utenti fisici:</text:p>
      <text:p text:style-name="Standard"><text:tab/><text:tab/>selezionare la proiezione</text:p>
      <text:p text:style-name="Standard"><text:tab/><text:tab/>assegnare i posti</text:p>
      <text:p text:style-name="Standard"><text:tab/>validare tramite codice il biglietto elettronico</text:p>
      <text:p text:style-name="Standard"><text:tab/>gestire eventuali errori:</text:p>
      <text:p text:style-name="Standard"><text:tab/><text:tab/>modificare i posti assegnati</text:p>
      <text:p text:style-name="Standard"><text:tab/><text:tab/>annullare i biglietti generati erroneam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requisiti non funzionali:</text:p>
      <text:p text:style-name="P1"><text:tab/>l'utente non potrà, effettuare la prenotazione online nei 15 minuti che precedono l'inizio <text:s/><text:tab/>della proiezione</text:p>
      <text:p text:style-name="Standard"><text:tab/>l'utente non potrà chiedere il rimborso nei 15 minuti che precedono la proiezione</text:p>
      <text:p text:style-name="Standard"><text:tab/>l'utente non potrà effettuare più registrazioni con la medesima email</text:p>
      <text:p text:style-name="Standard"><text:tab/>l'utente non potrà prenotare un biglietto per la proiezione in una sala piena</text:p>
      <text:p text:style-name="Standard"><text:tab/>l'utente non potrà eliminare il proprio account se ha una prenotazione attiva</text:p>
      <text:p text:style-name="Standard"><text:tab/>l'utente non potrà pagare online, se non c'è una carta di credito registrata</text:p>
      <text:p text:style-name="Standard"><text:tab/>l'utente per effettuare il pagamento online, dovrà scegliere solamente una carta di credito tra <text:s/><text:tab/>quelle registrate</text:p>
      <text:p text:style-name="Standard"><text:tab/>l'utente sarà avvisato dal sistema nel caso in cui una proiezione da lui prenotata ha subito <text:tab/>modifiche</text:p>
      <text:p text:style-name="Standard"><text:tab/>il dipendente non potrà modificare i posti prenotati dagli utenti</text:p>
      <text:p text:style-name="Standard"><text:tab/>il dipendente non potrà vendere un biglietto per una proiezione se la sala è piena</text:p>
      <text:p text:style-name="Standard"><text:tab/>l'amministratore potrà modificare l'orario di una proiezione fino a 24 ore prima dell'inizio di <text:tab/>essa</text:p>
      <text:p text:style-name="Standard"><text:tab/>non potranno avvenire simultaneamente due o più proiezioni nella stessa sala</text:p>
      <text:p text:style-name="Standard"><text:tab/>ogni dipendente verrà registrato sulla piattaforma dell'amministratore</text:p>
      <text:p text:style-name="Standard"><text:tab/>con l'acquisto del biglietto, l'utente entrerà in possesso di un biglietto elettronico da <text:tab/>mostrare ai dipendenti per poter accedere alla proiezione del film scelto</text:p>
      <text:p text:style-name="Standard"/>
      <text:p text:style-name="Standard"><text:tab/>descrizione biglietto:</text:p>
      <text:p text:style-name="Standard"><text:tab/><text:tab/>codice identificativo biglietto</text:p>
      <text:p text:style-name="Standard"><text:tab/><text:tab/>nome film</text:p>
      <text:p text:style-name="Standard"><text:tab/><text:tab/>numero sala</text:p>
      <text:p text:style-name="Standard"><text:tab/><text:tab/>data e ora della proiezione</text:p>
      <text:p text:style-name="Standard"><text:tab/><text:tab/>prezzo del bigli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</meta:initial-creator>
    <meta:creation-date>2021-11-23T18:18:09.26</meta:creation-date>
    <dc:date>2021-11-24T23:11:54.43</dc:date>
    <dc:creator>Francesco </dc:creator>
    <meta:editing-duration>PT48M23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2" meta:paragraph-count="60" meta:word-count="423" meta:character-count="3010"/>
  </office:meta>
</office:document-meta>
</file>